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" style:parent-style-name="Párrafodelista" style:family="paragraph"/>
    <style:style style:name="T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Párrafodelista" style:family="paragraph"/>
    <style:style style:name="T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Párrafodelista" style:family="paragraph"/>
    <style:style style:name="T10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nforme de práctica 1</text:p>
      <text:p text:style-name="Normal"/>
      <text:h text:style-name="Título1" text:outline-level="1">Etapa 1</text:h>
      <text:p text:style-name="Normal">Para esta etapa, donde se desarrolla la estructura de la página web, solamente he usado un archivo HTML, compuesto por un header y un body.</text:p>
      <text:p text:style-name="Subtítulo">Estructura del<text:s/>header:</text:p>
      <text:p text:style-name="Normal">En el header<text:s/>describo los metadatos, declarando que el archivo estará codificado en UTF-8. Además, establezco el título de la página (reflejado en la pestaña del navegador):<text:s/>“Cazafantasmas Fan Web”.</text:p>
      <text:p text:style-name="Subtítulo">Estructura del body:</text:p>
      <text:p text:style-name="Normal">Aquí he hecho muchas más subdivisiones, comenzando por<text:s/>el encabezado de primer nivel (h1) que uso como “presentación” de la página; lo primero que verá el usuario al acceder.</text:p>
      <text:p text:style-name="Normal">Después utilizo varios encabezados de segundo nivel (h2) para dividir las diferentes áreas de las que va a constar la página web;<text:s/><text:span text:style-name="T2">Historia de la película</text:span>,<text:s/><text:span text:style-name="T3">Sinopsis</text:span><text:s/>y<text:s/><text:span text:style-name="T4">Protagonistas</text:span>.</text:p>
      <text:list text:style-name="LFO3" text:continue-numbering="true">
        <text:list-item>
          <text:p text:style-name="P5"><text:span text:style-name="T6">Historia de la película</text:span>: En esta área se reflejan datos de alrededor de la película, como curiosidades, su banda sonora, su género… En definitiva, datos ajenos a lo que se cuenta en la cinta.</text:p>
        </text:list-item>
        <text:list-item>
          <text:p text:style-name="P7"><text:span text:style-name="T8">Sinopsis</text:span>: Aquí se cuenta el argumento de la película. Se habla de<text:s/>su historia<text:s/>y de sus personajes, indicando quién los interpreta.</text:p>
        </text:list-item>
        <text:list-item>
          <text:p text:style-name="P9"><text:span text:style-name="T10">Protagonistas</text:span>:<text:s/>En esta última parte, muestro una lista con los actores que protagonizan la película en cuestión.</text:p>
        </text:list-item>
      </text:list>
      <text:p text:style-name="Normal">Cabe mencionar que cada vez que uso un nombre propio en el documento HTML, por ejemplo el nombre de un premio o un actor, convierto ese nombre en un enlace a su entrada de Wikipedia.</text:p>
      <text:p text:style-name="Normal">Además de las subdivisiones anteriores y como penúltimo elemento del body, introduzco una tabla con información de la película, concretamente los países donde se estrenó y la fecha del estreno.</text:p>
      <text:p text:style-name="Normal">Como último elemento, hay un footer, donde muestro la correcta validación del documento HTML y muestro mi nombre como aut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Barrientos</meta:initial-creator>
    <dc:creator>Daniel Barrientos</dc:creator>
    <meta:creation-date>2020-09-28T09:12:00Z</meta:creation-date>
    <dc:date>2020-09-28T18:08:00Z</dc:date>
    <meta:template xlink:href="Normal.dotm" xlink:type="simple"/>
    <meta:editing-cycles>1</meta:editing-cycles>
    <meta:editing-duration>PT30000S</meta:editing-duration>
    <meta:document-statistic meta:page-count="1" meta:paragraph-count="3" meta:word-count="262" meta:character-count="1705" meta:row-count="12" meta:non-whitespace-character-count="1446"/>
  </office:meta>
</office:document-meta>
</file>